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8" style:family="table-cell" style:parent-style-name="Default" style:data-style-name="N112">
      <style:text-properties style:font-name="Hiragino San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number-rows-repeated="1048520">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number-rows-repeated="1048563">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国内の状況.A1:国内の状況.P4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09:23:45.951893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5T09:28:26.521520193</dc:date>
    <meta:editing-duration>PT2H24M2S</meta:editing-duration>
    <meta:editing-cycles>110</meta:editing-cycles>
    <meta:generator>LibreOffice/6.2.8.2$MacOSX_X86_64 LibreOffice_project/f82ddfca21ebc1e222a662a32b25c0c9d20169ee</meta:generator>
    <meta:document-statistic meta:table-count="3" meta:cell-count="880" meta:object-count="0"/>
    <meta:user-defined meta:name=""/>
  </office:meta>
</office:document-meta>
</file>